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scpi0">
      <style:text-properties officeooo:rsid="000269e6" officeooo:paragraph-rsid="000269e6"/>
    </style:style>
    <style:style style:name="P11" style:family="paragraph" style:parent-style-name="Heading_20_2" style:master-page-name="First_20_Page">
      <style:paragraph-properties style:page-number="auto" fo:break-before="page"/>
      <style:text-properties officeooo:paragraph-rsid="0005b837"/>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officeooo:rsid="004e03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65300986062759137" text:style-name="Outline">
        <text:list-item>
          <text:list>
            <text:list-item>
              <text:h text:style-name="P11" text:outline-level="2">INITiate <text:span text:style-name="T3">(not implemented in M3)</text:span></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
      <text:list xml:id="list114756147537409"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7">Return</text:p>
          </table:table-cell>
          <table:table-cell table:style-name="Table22.A1" office:value-type="string">
            <text:p text:style-name="P1">None</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P5">INSTrument:COUPle:TRIGger</text:p>
          </table:table-cell>
        </table:table-row>
      </table:table>
      <text:list xml:id="list114757495792727"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ext:soft-page-break/>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1" meta:word-count="338" meta:character-count="2312" meta:non-whitespace-character-count="2036"/>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